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" svg:font-family="Helv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909in"/>
    </style:style>
    <style:style style:name="co2" style:family="table-column">
      <style:table-column-properties fo:break-before="auto" style:column-width="1.102in"/>
    </style:style>
    <style:style style:name="co3" style:family="table-column">
      <style:table-column-properties fo:break-before="auto" style:column-width="1.2862in"/>
    </style:style>
    <style:style style:name="co4" style:family="table-column">
      <style:table-column-properties fo:break-before="auto" style:column-width="1.9028in"/>
    </style:style>
    <style:style style:name="co5" style:family="table-column">
      <style:table-column-properties fo:break-before="auto" style:column-width="1.0547in"/>
    </style:style>
    <style:style style:name="co6" style:family="table-column">
      <style:table-column-properties fo:break-before="auto" style:column-width="2.3528in"/>
    </style:style>
    <style:style style:name="co7" style:family="table-column">
      <style:table-column-properties fo:break-before="auto" style:column-width="0.8472in"/>
    </style:style>
    <style:style style:name="ro1" style:family="table-row">
      <style:table-row-properties style:row-height="0.2028in" fo:break-before="auto" style:use-optimal-row-height="false"/>
    </style:style>
    <style:style style:name="ro2" style:family="table-row">
      <style:table-row-properties style:row-height="0.2193in" fo:break-before="auto" style:use-optimal-row-height="false"/>
    </style:style>
    <style:style style:name="ro3" style:family="table-row">
      <style:table-row-properties style:row-height="0.352in" fo:break-before="auto" style:use-optimal-row-height="false"/>
    </style:style>
    <style:style style:name="ta1" style:family="table" style:master-page-name="PageStyle_5f_Ch2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padding="0.028in"/>
    </style:style>
    <style:style style:name="ce3" style:family="table-cell" style:parent-style-name="Default" style:data-style-name="N124">
      <style:table-cell-properties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24">
      <style:table-cell-properties fo:padding="0.028in"/>
      <style:text-properties fo:color="#008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24">
      <style:table-cell-properties fo:padding="0.028in"/>
    </style:style>
    <style:style style:name="ce6" style:family="table-cell" style:parent-style-name="Default">
      <style:table-cell-properties fo:padding="0.028in"/>
      <style:text-properties fo:color="#0066cc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padding="0.028in"/>
      <style:text-properties fo:color="#008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padding="0.028in"/>
      <style:text-properties fo:color="#0066cc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fo:border-bottom="1.76pt solid #303030" style:diagonal-bl-tr="none" style:diagonal-tl-br="none" style:text-align-source="value-type" style:repeat-content="false" fo:wrap-option="wrap" fo:border-left="1.76pt solid #303030" style:direction="ltr" fo:padding="0.028in" fo:border-right="none" style:rotation-angle="0" style:rotation-align="none" style:shrink-to-fit="false" fo:border-top="1.76pt solid #303030" style:vertical-align="automatic" loext:vertical-justify="auto"/>
      <style:paragraph-properties css3t:text-justify="auto" fo:margin-left="0in" style:writing-mode="page"/>
      <style:text-properties fo:color="#008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 style:data-style-name="N124">
      <style:table-cell-properties fo:padding="0.028in"/>
      <style:text-properties fo:color="#2a609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0">
      <style:table-cell-properties fo:padding="0.028in"/>
      <style:text-properties fo:color="#2a609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1">
      <style:table-cell-properties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1">
      <style:table-cell-properties fo:padding="0.028in"/>
      <style:text-properties fo:color="#0066cc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0">
      <style:table-cell-properties fo:padding="0.028in"/>
      <style:text-properties fo:color="#0066cc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24">
      <style:table-cell-properties fo:border-bottom="1.76pt solid #303030" style:diagonal-bl-tr="none" style:diagonal-tl-br="none" fo:border-left="none" fo:padding="0.028in" fo:border-right="1.76pt solid #303030" style:rotation-align="none" fo:border-top="1.76pt solid #303030"/>
      <style:text-properties fo:color="#008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diagonal-bl-tr="none" style:diagonal-tl-br="none" fo:border="none" fo:padding="0.028in" style:rotation-align="none"/>
    </style:style>
    <style:style style:name="ce18" style:family="table-cell" style:parent-style-name="Default">
      <style:table-cell-properties fo:border-bottom="1.76pt solid #303030" style:diagonal-bl-tr="none" style:diagonal-tl-br="none" fo:border-left="1.76pt solid #303030" fo:padding="0.028in" fo:border-right="none" style:rotation-align="none" fo:border-top="1.76pt solid #303030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66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124">
      <style:table-cell-properties fo:border-bottom="1.76pt solid #303030" style:diagonal-bl-tr="none" style:diagonal-tl-br="none" fo:border-left="none" fo:padding="0.028in" fo:border-right="none" style:rotation-align="none" fo:border-top="1.76pt solid #30303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66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 style:data-style-name="N10">
      <style:table-cell-properties fo:padding="0.028in"/>
      <style:text-properties fo:color="#0066cc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 style:data-style-name="N124">
      <style:table-cell-properties fo:padding="0.028in"/>
      <style:text-properties fo:color="#0066cc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 style:data-style-name="N11">
      <style:table-cell-properties fo:padding="0.028in"/>
      <style:text-properties fo:color="#0066cc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 style:data-style-name="N124">
      <style:table-cell-properties fo:padding="0.028in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 style:data-style-name="N124">
      <style:table-cell-properties style:diagonal-bl-tr="none" style:diagonal-tl-br="none" fo:border="none" fo:padding="0.028in" style:rotation-align="none"/>
    </style:style>
    <style:style style:name="ce27" style:family="table-cell" style:parent-style-name="Default" style:data-style-name="N124">
      <style:table-cell-properties fo:border-bottom="1.76pt solid #303030" style:diagonal-bl-tr="none" style:diagonal-tl-br="none" fo:border-left="none" fo:padding="0.028in" fo:border-right="1.76pt solid #303030" style:rotation-align="none" fo:border-top="1.76pt solid #30303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h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1" table:default-cell-style-name="Default"/>
        <table:table-column table:style-name="co4" table:default-cell-style-name="ce2"/>
        <table:table-column table:style-name="co5" table:default-cell-style-name="ce2"/>
        <table:table-column table:style-name="co1" table:default-cell-style-name="Default"/>
        <table:table-column table:style-name="co6" table:default-cell-style-name="ce2"/>
        <table:table-column table:style-name="co5" table:default-cell-style-name="ce2"/>
        <table:table-column table:style-name="co7" table:number-columns-repeated="2" table:default-cell-style-name="ce2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Cash Flow</text:p>
          </table:table-cell>
          <table:table-cell table:style-name="ce1" office:value-type="string" calcext:value-type="string">
            <text:p>Discounted Value</text:p>
          </table:table-cell>
          <table:table-cell table:style-name="ce1"/>
          <table:table-cell table:style-name="ce1" office:value-type="string" calcext:value-type="string">
            <text:p>Assumptions</text:p>
          </table:table-cell>
          <table:table-cell table:style-name="ce1" table:number-columns-repeated="2"/>
          <table:table-cell table:style-name="ce16" office:value-type="string" calcext:value-type="string">
            <text:p>Month</text:p>
          </table:table-cell>
          <table:table-cell table:style-name="ce16" office:value-type="string" calcext:value-type="string">
            <text:p>Revenues</text:p>
          </table:table-cell>
          <table:table-cell table:style-name="ce16" office:value-type="string" calcext:value-type="string">
            <text:p>Costs</text:p>
          </table:table-cell>
          <table:table-cell table:style-name="ce16" office:value-type="string" calcext:value-type="string">
            <text:p>Cash Flow</text:p>
          </table:table-cell>
          <table:table-cell table:style-name="ce1" table:number-columns-repeated="101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table:formula="of:=[.K14]" office:value-type="float" office:value="22825" calcext:value-type="float">
            <text:p>$22,825.00 </text:p>
          </table:table-cell>
          <table:table-cell table:style-name="ce3" table:formula="of:=([.B2])/((1+[.$F$5])^[.A2])" office:value-type="float" office:value="21533.0188679245" calcext:value-type="float">
            <text:p>$21,533.02 </text:p>
          </table:table-cell>
          <table:table-cell/>
          <table:table-cell table:style-name="ce6" office:value-type="string" calcext:value-type="string">
            <text:p>Land Value</text:p>
          </table:table-cell>
          <table:table-cell table:style-name="ce10" office:value-type="float" office:value="700000" calcext:value-type="float">
            <text:p>$700,000.00 </text:p>
          </table:table-cell>
          <table:table-cell/>
          <table:table-cell office:value-type="string" calcext:value-type="string">
            <text:p>January</text:p>
          </table:table-cell>
          <table:table-cell table:style-name="ce4" table:formula="of:=[.$I$19]*[.$I$18]" office:value-type="float" office:value="4000" calcext:value-type="float">
            <text:p>$4,000.00 </text:p>
          </table:table-cell>
          <table:table-cell table:style-name="ce4" table:formula="of:=[.$I$26]+(([.$I$24]*[.$I$23]*[.$I$22])/12)" office:value-type="float" office:value="2541.66666666667" calcext:value-type="float">
            <text:p>$2,541.67 </text:p>
          </table:table-cell>
          <table:table-cell table:style-name="ce5" table:formula="of:=[.I2]-[.J2]" office:value-type="float" office:value="1458.33333333333" calcext:value-type="float">
            <text:p>$1,458.33 </text:p>
          </table:table-cell>
          <table:table-cell table:number-columns-repeated="101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table:formula="of:=[.B2]*(1+[.$F$4])" office:value-type="float" office:value="23738" calcext:value-type="float">
            <text:p>$23,738.00 </text:p>
          </table:table-cell>
          <table:table-cell table:style-name="ce3" table:formula="of:=([.B3])/((1+[.$F$5])^[.A3])" office:value-type="float" office:value="21126.735493058" calcext:value-type="float">
            <text:p>$21,126.74 </text:p>
          </table:table-cell>
          <table:table-cell/>
          <table:table-cell table:style-name="ce6" office:value-type="string" calcext:value-type="string">
            <text:p>Land Appreciation</text:p>
          </table:table-cell>
          <table:table-cell table:style-name="ce11" office:value-type="percentage" office:value="0.04" calcext:value-type="percentage">
            <text:p>4%</text:p>
          </table:table-cell>
          <table:table-cell/>
          <table:table-cell office:value-type="string" calcext:value-type="string">
            <text:p>February</text:p>
          </table:table-cell>
          <table:table-cell table:style-name="ce4" table:formula="of:=[.$I$19]*[.$I$18]" office:value-type="float" office:value="4000" calcext:value-type="float">
            <text:p>$4,000.00 </text:p>
          </table:table-cell>
          <table:table-cell table:style-name="ce4" table:formula="of:=[.$I$26]+(([.$I$24]*[.$I$23]*[.$I$22])/12)" office:value-type="float" office:value="2541.66666666667" calcext:value-type="float">
            <text:p>$2,541.67 </text:p>
          </table:table-cell>
          <table:table-cell table:style-name="ce5" table:formula="of:=[.I3]-[.J3]" office:value-type="float" office:value="1458.33333333333" calcext:value-type="float">
            <text:p>$1,458.33 </text:p>
          </table:table-cell>
          <table:table-cell table:number-columns-repeated="1013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3" table:formula="of:=[.B3]*(1+[.$F$4])" office:value-type="float" office:value="24687.52" calcext:value-type="float">
            <text:p>$24,687.52 </text:p>
          </table:table-cell>
          <table:table-cell table:style-name="ce3" table:formula="of:=([.B4])/((1+[.$F$5])^[.A4])" office:value-type="float" office:value="20728.1178422456" calcext:value-type="float">
            <text:p>$20,728.12 </text:p>
          </table:table-cell>
          <table:table-cell/>
          <table:table-cell table:style-name="ce6" office:value-type="string" calcext:value-type="string">
            <text:p>Rental Rate Increase</text:p>
          </table:table-cell>
          <table:table-cell table:style-name="ce11" office:value-type="percentage" office:value="0.04" calcext:value-type="percentage">
            <text:p>4%</text:p>
          </table:table-cell>
          <table:table-cell/>
          <table:table-cell office:value-type="string" calcext:value-type="string">
            <text:p>March</text:p>
          </table:table-cell>
          <table:table-cell table:style-name="ce4" table:formula="of:=[.$I$19]*[.$I$18]" office:value-type="float" office:value="4000" calcext:value-type="float">
            <text:p>$4,000.00 </text:p>
          </table:table-cell>
          <table:table-cell table:style-name="ce4" table:formula="of:=[.$I$26]+(([.$I$24]*[.$I$23]*[.$I$22])/12)" office:value-type="float" office:value="2541.66666666667" calcext:value-type="float">
            <text:p>$2,541.67 </text:p>
          </table:table-cell>
          <table:table-cell table:style-name="ce5" table:formula="of:=[.I4]-[.J4]" office:value-type="float" office:value="1458.33333333333" calcext:value-type="float">
            <text:p>$1,458.33 </text:p>
          </table:table-cell>
          <table:table-cell table:number-columns-repeated="1013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3" table:formula="of:=[.B4]*(1+[.$F$4])" office:value-type="float" office:value="25675.0208" calcext:value-type="float">
            <text:p>$25,675.02 </text:p>
          </table:table-cell>
          <table:table-cell table:style-name="ce3" table:formula="of:=([.B5])/((1+[.$F$5])^[.A5])" office:value-type="float" office:value="20337.0212791844" calcext:value-type="float">
            <text:p>$20,337.02 </text:p>
          </table:table-cell>
          <table:table-cell/>
          <table:table-cell table:style-name="ce7" office:value-type="string" calcext:value-type="string">
            <text:p>Discount Rate</text:p>
          </table:table-cell>
          <table:table-cell table:style-name="ce12" office:value-type="percentage" office:value="0.06" calcext:value-type="percentage">
            <text:p>6.00%</text:p>
          </table:table-cell>
          <table:table-cell/>
          <table:table-cell office:value-type="string" calcext:value-type="string">
            <text:p>April</text:p>
          </table:table-cell>
          <table:table-cell table:style-name="ce4" table:formula="of:=[.$I$19]*[.$I$18]" office:value-type="float" office:value="4000" calcext:value-type="float">
            <text:p>$4,000.00 </text:p>
          </table:table-cell>
          <table:table-cell table:style-name="ce4" table:formula="of:=[.$I$26]+(([.$I$24]*[.$I$23]*[.$I$22])/12)" office:value-type="float" office:value="2541.66666666667" calcext:value-type="float">
            <text:p>$2,541.67 </text:p>
          </table:table-cell>
          <table:table-cell table:style-name="ce5" table:formula="of:=[.I5]-[.J5]" office:value-type="float" office:value="1458.33333333333" calcext:value-type="float">
            <text:p>$1,458.33 </text:p>
          </table:table-cell>
          <table:table-cell table:number-columns-repeated="1013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3" table:formula="of:=[.B5]*(1+[.$F$4])" office:value-type="float" office:value="26702.021632" calcext:value-type="float">
            <text:p>$26,702.02 </text:p>
          </table:table-cell>
          <table:table-cell table:style-name="ce3" table:formula="of:=([.B6])/((1+[.$F$5])^[.A6])" office:value-type="float" office:value="19953.3038965582" calcext:value-type="float">
            <text:p>$19,953.30 </text:p>
          </table:table-cell>
          <table:table-cell/>
          <table:table-cell table:style-name="ce8"/>
          <table:table-cell table:style-name="ce13"/>
          <table:table-cell/>
          <table:table-cell office:value-type="string" calcext:value-type="string">
            <text:p>May</text:p>
          </table:table-cell>
          <table:table-cell table:style-name="ce4" table:formula="of:=[.$I$19]*[.$I$18]" office:value-type="float" office:value="4000" calcext:value-type="float">
            <text:p>$4,000.00 </text:p>
          </table:table-cell>
          <table:table-cell table:style-name="ce4" table:formula="of:=[.$I$26]+(([.$I$24]*[.$I$23]*[.$I$22])/12)" office:value-type="float" office:value="2541.66666666667" calcext:value-type="float">
            <text:p>$2,541.67 </text:p>
          </table:table-cell>
          <table:table-cell table:style-name="ce5" table:formula="of:=[.I6]-[.J6]" office:value-type="float" office:value="1458.33333333333" calcext:value-type="float">
            <text:p>$1,458.33 </text:p>
          </table:table-cell>
          <table:table-cell table:number-columns-repeated="1013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3" table:formula="of:=[.B6]*(1+[.$F$4])" office:value-type="float" office:value="27770.10249728" calcext:value-type="float">
            <text:p>$27,770.10 </text:p>
          </table:table-cell>
          <table:table-cell table:style-name="ce3" table:formula="of:=([.B7])/((1+[.$F$5])^[.A7])" office:value-type="float" office:value="19576.8264645477" calcext:value-type="float">
            <text:p>$19,576.83 </text:p>
          </table:table-cell>
          <table:table-cell/>
          <table:table-cell table:style-name="ce8"/>
          <table:table-cell table:style-name="ce14"/>
          <table:table-cell/>
          <table:table-cell office:value-type="string" calcext:value-type="string">
            <text:p>June</text:p>
          </table:table-cell>
          <table:table-cell table:style-name="ce4" table:formula="of:=[.$I$20]*4.25" office:value-type="float" office:value="6375" calcext:value-type="float">
            <text:p>$6,375.00 </text:p>
          </table:table-cell>
          <table:table-cell table:style-name="ce4" table:formula="of:=[.$I$26]+(([.$I$24]*[.$I$23]*[.$I$22])/12)+[.$I$25]" office:value-type="float" office:value="3141.66666666667" calcext:value-type="float">
            <text:p>$3,141.67 </text:p>
          </table:table-cell>
          <table:table-cell table:style-name="ce5" table:formula="of:=[.I7]-[.J7]" office:value-type="float" office:value="3233.33333333333" calcext:value-type="float">
            <text:p>$3,233.33 </text:p>
          </table:table-cell>
          <table:table-cell table:number-columns-repeated="1013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3" table:formula="of:=[.B7]*(1+[.$F$4])" office:value-type="float" office:value="28880.9065971712" calcext:value-type="float">
            <text:p>$28,880.91 </text:p>
          </table:table-cell>
          <table:table-cell table:style-name="ce3" table:formula="of:=([.B8])/((1+[.$F$5])^[.A8])" office:value-type="float" office:value="19207.452380311" calcext:value-type="float">
            <text:p>$19,207.45 </text:p>
          </table:table-cell>
          <table:table-cell table:number-columns-repeated="4"/>
          <table:table-cell office:value-type="string" calcext:value-type="string">
            <text:p>July</text:p>
          </table:table-cell>
          <table:table-cell table:style-name="ce4" table:formula="of:=[.$I$20]*4.25" office:value-type="float" office:value="6375" calcext:value-type="float">
            <text:p>$6,375.00 </text:p>
          </table:table-cell>
          <table:table-cell table:style-name="ce4" table:formula="of:=[.$I$26]+(([.$I$24]*[.$I$23]*[.$I$22])/12)+[.$I$25]" office:value-type="float" office:value="3141.66666666667" calcext:value-type="float">
            <text:p>$3,141.67 </text:p>
          </table:table-cell>
          <table:table-cell table:style-name="ce5" table:formula="of:=[.I8]-[.J8]" office:value-type="float" office:value="3233.33333333333" calcext:value-type="float">
            <text:p>$3,233.33 </text:p>
          </table:table-cell>
          <table:table-cell table:number-columns-repeated="1013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3" table:formula="of:=[.B8]*(1+[.$F$4])" office:value-type="float" office:value="30036.142861058" calcext:value-type="float">
            <text:p>$30,036.14 </text:p>
          </table:table-cell>
          <table:table-cell table:style-name="ce3" table:formula="of:=([.B9])/((1+[.$F$5])^[.A9])" office:value-type="float" office:value="18845.0476184183" calcext:value-type="float">
            <text:p>$18,845.05 </text:p>
          </table:table-cell>
          <table:table-cell/>
          <table:table-cell table:style-name="ce9" office:value-type="string" calcext:value-type="string">
            <text:p>Value of Property/Sum of Discounted Cash Flows</text:p>
          </table:table-cell>
          <table:table-cell table:style-name="ce15" table:formula="of:=SUM([.C2:.C62])" office:value-type="float" office:value="996325.51618997" calcext:value-type="float">
            <text:p>$996,325.52 </text:p>
          </table:table-cell>
          <table:table-cell/>
          <table:table-cell office:value-type="string" calcext:value-type="string">
            <text:p>August</text:p>
          </table:table-cell>
          <table:table-cell table:style-name="ce4" table:formula="of:=[.$I$20]*4.25" office:value-type="float" office:value="6375" calcext:value-type="float">
            <text:p>$6,375.00 </text:p>
          </table:table-cell>
          <table:table-cell table:style-name="ce4" table:formula="of:=[.$I$26]+(([.$I$24]*[.$I$23]*[.$I$22])/12)+[.$I$25]" office:value-type="float" office:value="3141.66666666667" calcext:value-type="float">
            <text:p>$3,141.67 </text:p>
          </table:table-cell>
          <table:table-cell table:style-name="ce5" table:formula="of:=[.I9]-[.J9]" office:value-type="float" office:value="3233.33333333333" calcext:value-type="float">
            <text:p>$3,233.33 </text:p>
          </table:table-cell>
          <table:table-cell table:number-columns-repeated="1013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3" table:formula="of:=[.B9]*(1+[.$F$4])" office:value-type="float" office:value="31237.5885755004" calcext:value-type="float">
            <text:p>$31,237.59 </text:p>
          </table:table-cell>
          <table:table-cell table:style-name="ce3" table:formula="of:=([.B10])/((1+[.$F$5])^[.A10])" office:value-type="float" office:value="18489.4806822217" calcext:value-type="float">
            <text:p>$18,489.48 </text:p>
          </table:table-cell>
          <table:table-cell table:number-columns-repeated="4"/>
          <table:table-cell office:value-type="string" calcext:value-type="string">
            <text:p>September</text:p>
          </table:table-cell>
          <table:table-cell table:style-name="ce4" table:formula="of:=[.$I$19]*[.$I$18]" office:value-type="float" office:value="4000" calcext:value-type="float">
            <text:p>$4,000.00 </text:p>
          </table:table-cell>
          <table:table-cell table:style-name="ce4" table:formula="of:=[.$I$26]+(([.$I$24]*[.$I$23]*[.$I$22])/12)" office:value-type="float" office:value="2541.66666666667" calcext:value-type="float">
            <text:p>$2,541.67 </text:p>
          </table:table-cell>
          <table:table-cell table:style-name="ce5" table:formula="of:=[.I10]-[.J10]" office:value-type="float" office:value="1458.33333333333" calcext:value-type="float">
            <text:p>$1,458.33 </text:p>
          </table:table-cell>
          <table:table-cell table:number-columns-repeated="1013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3" table:formula="of:=[.B10]*(1+[.$F$4])" office:value-type="float" office:value="32487.0921185204" calcext:value-type="float">
            <text:p>$32,487.09 </text:p>
          </table:table-cell>
          <table:table-cell table:style-name="ce3" table:formula="of:=([.B11])/((1+[.$F$5])^[.A11])" office:value-type="float" office:value="18140.6225561421" calcext:value-type="float">
            <text:p>$18,140.62 </text:p>
          </table:table-cell>
          <table:table-cell table:number-columns-repeated="4"/>
          <table:table-cell office:value-type="string" calcext:value-type="string">
            <text:p>October</text:p>
          </table:table-cell>
          <table:table-cell table:style-name="ce4" table:formula="of:=[.$I$19]*[.$I$18]" office:value-type="float" office:value="4000" calcext:value-type="float">
            <text:p>$4,000.00 </text:p>
          </table:table-cell>
          <table:table-cell table:style-name="ce4" table:formula="of:=[.$I$26]+(([.$I$24]*[.$I$23]*[.$I$22])/12)" office:value-type="float" office:value="2541.66666666667" calcext:value-type="float">
            <text:p>$2,541.67 </text:p>
          </table:table-cell>
          <table:table-cell table:style-name="ce5" table:formula="of:=[.I11]-[.J11]" office:value-type="float" office:value="1458.33333333333" calcext:value-type="float">
            <text:p>$1,458.33 </text:p>
          </table:table-cell>
          <table:table-cell table:number-columns-repeated="1013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3" table:formula="of:=[.B11]*(1+[.$F$4])" office:value-type="float" office:value="33786.5758032612" calcext:value-type="float">
            <text:p>$33,786.58 </text:p>
          </table:table-cell>
          <table:table-cell table:style-name="ce3" table:formula="of:=([.B12])/((1+[.$F$5])^[.A12])" office:value-type="float" office:value="17798.3466588564" calcext:value-type="float">
            <text:p>$17,798.35 </text:p>
          </table:table-cell>
          <table:table-cell table:number-columns-repeated="4"/>
          <table:table-cell office:value-type="string" calcext:value-type="string">
            <text:p>November</text:p>
          </table:table-cell>
          <table:table-cell table:style-name="ce4" table:formula="of:=[.$I$19]*[.$I$18]" office:value-type="float" office:value="4000" calcext:value-type="float">
            <text:p>$4,000.00 </text:p>
          </table:table-cell>
          <table:table-cell table:style-name="ce4" table:formula="of:=[.$I$26]+(([.$I$24]*[.$I$23]*[.$I$22])/12)" office:value-type="float" office:value="2541.66666666667" calcext:value-type="float">
            <text:p>$2,541.67 </text:p>
          </table:table-cell>
          <table:table-cell table:style-name="ce5" table:formula="of:=[.I12]-[.J12]" office:value-type="float" office:value="1458.33333333333" calcext:value-type="float">
            <text:p>$1,458.33 </text:p>
          </table:table-cell>
          <table:table-cell table:number-columns-repeated="1013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3" table:formula="of:=[.B12]*(1+[.$F$4])" office:value-type="float" office:value="35138.0388353916" calcext:value-type="float">
            <text:p>$35,138.04 </text:p>
          </table:table-cell>
          <table:table-cell table:style-name="ce3" table:formula="of:=([.B13])/((1+[.$F$5])^[.A13])" office:value-type="float" office:value="17462.5287973685" calcext:value-type="float">
            <text:p>$17,462.53 </text:p>
          </table:table-cell>
          <table:table-cell table:number-columns-repeated="4"/>
          <table:table-cell table:style-name="ce17" office:value-type="string" calcext:value-type="string">
            <text:p>December</text:p>
          </table:table-cell>
          <table:table-cell table:style-name="ce4" table:formula="of:=[.$I$19]*[.$I$18]" office:value-type="float" office:value="4000" calcext:value-type="float">
            <text:p>$4,000.00 </text:p>
          </table:table-cell>
          <table:table-cell table:style-name="ce4" table:formula="of:=[.$I$26]+(([.$I$24]*[.$I$23]*[.$I$22])/12)" office:value-type="float" office:value="2541.66666666667" calcext:value-type="float">
            <text:p>$2,541.67 </text:p>
          </table:table-cell>
          <table:table-cell table:style-name="ce26" table:formula="of:=[.I13]-[.J13]" office:value-type="float" office:value="1458.33333333333" calcext:value-type="float">
            <text:p>$1,458.33 </text:p>
          </table:table-cell>
          <table:table-cell table:number-columns-repeated="1013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3" table:formula="of:=[.B13]*(1+[.$F$4])" office:value-type="float" office:value="36543.5603888073" calcext:value-type="float">
            <text:p>$36,543.56 </text:p>
          </table:table-cell>
          <table:table-cell table:style-name="ce3" table:formula="of:=([.B14])/((1+[.$F$5])^[.A14])" office:value-type="float" office:value="17133.0471219465" calcext:value-type="float">
            <text:p>$17,133.05 </text:p>
          </table:table-cell>
          <table:table-cell table:number-columns-repeated="4"/>
          <table:table-cell table:style-name="ce18" office:value-type="string" calcext:value-type="string">
            <text:p>Year Total</text:p>
          </table:table-cell>
          <table:table-cell table:style-name="ce20" table:formula="of:=SUM([.I2:.I13])" office:value-type="float" office:value="55125" calcext:value-type="float">
            <text:p>$55,125.00 </text:p>
          </table:table-cell>
          <table:table-cell table:style-name="ce20" table:formula="of:=SUM([.J2:.J13])" office:value-type="float" office:value="32300" calcext:value-type="float">
            <text:p>$32,300.00 </text:p>
          </table:table-cell>
          <table:table-cell table:style-name="ce27" table:formula="of:=[.I14]-[.J14]" office:value-type="float" office:value="22825" calcext:value-type="float">
            <text:p>$22,825.00 </text:p>
          </table:table-cell>
          <table:table-cell table:number-columns-repeated="1013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3" table:formula="of:=[.B14]*(1+[.$F$4])" office:value-type="float" office:value="38005.3028043596" calcext:value-type="float">
            <text:p>$38,005.30 </text:p>
          </table:table-cell>
          <table:table-cell table:style-name="ce3" table:formula="of:=([.B15])/((1+[.$F$5])^[.A15])" office:value-type="float" office:value="16809.7820819097" calcext:value-type="float">
            <text:p>$16,809.78 </text:p>
          </table:table-cell>
          <table:table-cell table:number-columns-repeated="5"/>
          <table:table-cell table:style-name="ce5"/>
          <table:table-cell table:number-columns-repeated="1015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3" table:formula="of:=[.B15]*(1+[.$F$4])" office:value-type="float" office:value="39525.514916534" calcext:value-type="float">
            <text:p>$39,525.51 </text:p>
          </table:table-cell>
          <table:table-cell table:style-name="ce3" table:formula="of:=([.B16])/((1+[.$F$5])^[.A16])" office:value-type="float" office:value="16492.6163822511" calcext:value-type="float">
            <text:p>$16,492.62 </text:p>
          </table:table-cell>
          <table:table-cell table:number-columns-repeated="4"/>
          <table:table-cell table:style-name="ce19" office:value-type="string" calcext:value-type="string" table:number-columns-spanned="2" table:number-rows-spanned="1">
            <text:p>ASSUMPTIONS</text:p>
          </table:table-cell>
          <table:covered-table-cell table:style-name="ce21"/>
          <table:table-cell table:number-columns-repeated="1015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3" table:formula="of:=[.B16]*(1+[.$F$4])" office:value-type="float" office:value="41106.5355131954" calcext:value-type="float">
            <text:p>$41,106.54 </text:p>
          </table:table-cell>
          <table:table-cell table:style-name="ce3" table:formula="of:=([.B17])/((1+[.$F$5])^[.A17])" office:value-type="float" office:value="16181.4349410765" calcext:value-type="float">
            <text:p>$16,181.43 </text:p>
          </table:table-cell>
          <table:table-cell table:number-columns-repeated="4"/>
          <table:table-cell table:style-name="ce6" office:value-type="string" calcext:value-type="string">
            <text:p>Occupancy Rate</text:p>
          </table:table-cell>
          <table:table-cell table:style-name="ce22" office:value-type="percentage" office:value="0.6" calcext:value-type="percentage">
            <text:p>60%</text:p>
          </table:table-cell>
          <table:table-cell table:number-columns-repeated="1015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3" table:formula="of:=[.B17]*(1+[.$F$4])" office:value-type="float" office:value="42750.7969337232" calcext:value-type="float">
            <text:p>$42,750.80 </text:p>
          </table:table-cell>
          <table:table-cell table:style-name="ce3" table:formula="of:=([.B18])/((1+[.$F$5])^[.A18])" office:value-type="float" office:value="15876.1248478487" calcext:value-type="float">
            <text:p>$15,876.12 </text:p>
          </table:table-cell>
          <table:table-cell table:number-columns-repeated="4"/>
          <table:table-cell table:style-name="ce6" office:value-type="string" calcext:value-type="string">
            <text:p>Student Rent</text:p>
          </table:table-cell>
          <table:table-cell table:style-name="ce23" office:value-type="float" office:value="1000" calcext:value-type="float">
            <text:p>$1,000.00 </text:p>
          </table:table-cell>
          <table:table-cell table:number-columns-repeated="1015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3" table:formula="of:=[.B18]*(1+[.$F$4])" office:value-type="float" office:value="44460.8288110721" calcext:value-type="float">
            <text:p>$44,460.83 </text:p>
          </table:table-cell>
          <table:table-cell table:style-name="ce3" table:formula="of:=([.B19])/((1+[.$F$5])^[.A19])" office:value-type="float" office:value="15576.5753224176" calcext:value-type="float">
            <text:p>$15,576.58 </text:p>
          </table:table-cell>
          <table:table-cell table:number-columns-repeated="4"/>
          <table:table-cell table:style-name="ce6" office:value-type="string" calcext:value-type="string">
            <text:p>Bedrooms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3" table:formula="of:=[.B19]*(1+[.$F$4])" office:value-type="float" office:value="46239.261963515" calcext:value-type="float">
            <text:p>$46,239.26 </text:p>
          </table:table-cell>
          <table:table-cell table:style-name="ce3" table:formula="of:=([.B20])/((1+[.$F$5])^[.A20])" office:value-type="float" office:value="15282.6776748248" calcext:value-type="float">
            <text:p>$15,282.68 </text:p>
          </table:table-cell>
          <table:table-cell table:number-columns-repeated="4"/>
          <table:table-cell table:style-name="ce6" office:value-type="string" calcext:value-type="string">
            <text:p>Summer Weekend Rent</text:p>
          </table:table-cell>
          <table:table-cell table:style-name="ce23" office:value-type="float" office:value="1500" calcext:value-type="float">
            <text:p>$1,500.00 </text:p>
          </table:table-cell>
          <table:table-cell table:number-columns-repeated="1015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3" table:formula="of:=[.B20]*(1+[.$F$4])" office:value-type="float" office:value="48088.8324420556" calcext:value-type="float">
            <text:p>$48,088.83 </text:p>
          </table:table-cell>
          <table:table-cell table:style-name="ce3" table:formula="of:=([.B21])/((1+[.$F$5])^[.A21])" office:value-type="float" office:value="14994.3252658658" calcext:value-type="float">
            <text:p>$14,994.33 </text:p>
          </table:table-cell>
          <table:table-cell table:number-columns-repeated="4"/>
          <table:table-cell table:style-name="ce1" table:number-columns-repeated="2"/>
          <table:table-cell table:number-columns-repeated="1015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3" table:formula="of:=[.B21]*(1+[.$F$4])" office:value-type="float" office:value="50012.3857397378" calcext:value-type="float">
            <text:p>$50,012.39 </text:p>
          </table:table-cell>
          <table:table-cell table:style-name="ce3" table:formula="of:=([.B22])/((1+[.$F$5])^[.A22])" office:value-type="float" office:value="14711.4134683966" calcext:value-type="float">
            <text:p>$14,711.41 </text:p>
          </table:table-cell>
          <table:table-cell table:number-columns-repeated="4"/>
          <table:table-cell table:style-name="ce6" office:value-type="string" calcext:value-type="string">
            <text:p>Property Tax Rate</text:p>
          </table:table-cell>
          <table:table-cell table:style-name="ce24" office:value-type="percentage" office:value="0.035" calcext:value-type="percentage">
            <text:p>3.50%</text:p>
          </table:table-cell>
          <table:table-cell table:number-columns-repeated="1015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3" table:formula="of:=[.B22]*(1+[.$F$4])" office:value-type="float" office:value="52012.8811693273" calcext:value-type="float">
            <text:p>$52,012.88 </text:p>
          </table:table-cell>
          <table:table-cell table:style-name="ce3" table:formula="of:=([.B23])/((1+[.$F$5])^[.A23])" office:value-type="float" office:value="14433.8396293703" calcext:value-type="float">
            <text:p>$14,433.84 </text:p>
          </table:table-cell>
          <table:table-cell table:number-columns-repeated="4"/>
          <table:table-cell table:style-name="ce6" office:value-type="string" calcext:value-type="string">
            <text:p>Assessed Value Discount</text:p>
          </table:table-cell>
          <table:table-cell table:style-name="ce22" office:value-type="percentage" office:value="0.7" calcext:value-type="percentage">
            <text:p>70%</text:p>
          </table:table-cell>
          <table:table-cell table:number-columns-repeated="1015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3" table:formula="of:=[.B23]*(1+[.$F$4])" office:value-type="float" office:value="54093.3964161004" calcext:value-type="float">
            <text:p>$54,093.40 </text:p>
          </table:table-cell>
          <table:table-cell table:style-name="ce3" table:formula="of:=([.B24])/((1+[.$F$5])^[.A24])" office:value-type="float" office:value="14161.5030325897" calcext:value-type="float">
            <text:p>$14,161.50 </text:p>
          </table:table-cell>
          <table:table-cell table:number-columns-repeated="4"/>
          <table:table-cell table:style-name="ce6" office:value-type="string" calcext:value-type="string">
            <text:p>Market Value</text:p>
          </table:table-cell>
          <table:table-cell table:style-name="ce25" office:value-type="float" office:value="1000000" calcext:value-type="float">
            <text:p>$1,000,000.00 </text:p>
          </table:table-cell>
          <table:table-cell table:number-columns-repeated="1015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3" table:formula="of:=[.B24]*(1+[.$F$4])" office:value-type="float" office:value="56257.1322727444" calcext:value-type="float">
            <text:p>$56,257.13 </text:p>
          </table:table-cell>
          <table:table-cell table:style-name="ce3" table:formula="of:=([.B25])/((1+[.$F$5])^[.A25])" office:value-type="float" office:value="13894.3048621635" calcext:value-type="float">
            <text:p>$13,894.30 </text:p>
          </table:table-cell>
          <table:table-cell table:number-columns-repeated="4"/>
          <table:table-cell table:style-name="ce6" office:value-type="string" calcext:value-type="string">
            <text:p>Utilities/month</text:p>
          </table:table-cell>
          <table:table-cell table:style-name="ce6" office:value-type="float" office:value="600" calcext:value-type="float">
            <text:p>600</text:p>
          </table:table-cell>
          <table:table-cell table:number-columns-repeated="1015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3" table:formula="of:=[.B25]*(1+[.$F$4])" office:value-type="float" office:value="58507.4175636542" calcext:value-type="float">
            <text:p>$58,507.42 </text:p>
          </table:table-cell>
          <table:table-cell table:style-name="ce3" table:formula="of:=([.B26])/((1+[.$F$5])^[.A26])" office:value-type="float" office:value="13632.148166651" calcext:value-type="float">
            <text:p>$13,632.15 </text:p>
          </table:table-cell>
          <table:table-cell table:number-columns-repeated="4"/>
          <table:table-cell table:style-name="ce6" office:value-type="string" calcext:value-type="string">
            <text:p>Upgrades/Maintenance (per month)</text:p>
          </table:table-cell>
          <table:table-cell table:style-name="ce6" office:value-type="float" office:value="500" calcext:value-type="float">
            <text:p>500</text:p>
          </table:table-cell>
          <table:table-cell table:number-columns-repeated="1015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3" table:formula="of:=[.B26]*(1+[.$F$4])" office:value-type="float" office:value="60847.7142662004" calcext:value-type="float">
            <text:p>$60,847.71 </text:p>
          </table:table-cell>
          <table:table-cell table:style-name="ce3" table:formula="of:=([.B27])/((1+[.$F$5])^[.A27])" office:value-type="float" office:value="13374.937823884" calcext:value-type="float">
            <text:p>$13,374.94 </text:p>
          </table:table-cell>
          <table:table-cell table:number-columns-repeated="1021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3" table:formula="of:=[.B27]*(1+[.$F$4])" office:value-type="float" office:value="63281.6228368484" calcext:value-type="float">
            <text:p>$63,281.62 </text:p>
          </table:table-cell>
          <table:table-cell table:style-name="ce3" table:formula="of:=([.B28])/((1+[.$F$5])^[.A28])" office:value-type="float" office:value="13122.5805064522" calcext:value-type="float">
            <text:p>$13,122.58 </text:p>
          </table:table-cell>
          <table:table-cell table:number-columns-repeated="1021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3" table:formula="of:=[.B28]*(1+[.$F$4])" office:value-type="float" office:value="65812.8877503223" calcext:value-type="float">
            <text:p>$65,812.89 </text:p>
          </table:table-cell>
          <table:table-cell table:style-name="ce3" table:formula="of:=([.B29])/((1+[.$F$5])^[.A29])" office:value-type="float" office:value="12874.9846478399" calcext:value-type="float">
            <text:p>$12,874.98 </text:p>
          </table:table-cell>
          <table:table-cell table:number-columns-repeated="1021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3" table:formula="of:=[.B29]*(1+[.$F$4])" office:value-type="float" office:value="68445.4032603352" calcext:value-type="float">
            <text:p>$68,445.40 </text:p>
          </table:table-cell>
          <table:table-cell table:style-name="ce3" table:formula="of:=([.B30])/((1+[.$F$5])^[.A30])" office:value-type="float" office:value="12632.0604092014" calcext:value-type="float">
            <text:p>$12,632.06 </text:p>
          </table:table-cell>
          <table:table-cell table:number-columns-repeated="1021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3" table:formula="of:=[.B30]*(1+[.$F$4])" office:value-type="float" office:value="71183.2193907486" calcext:value-type="float">
            <text:p>$71,183.22 </text:p>
          </table:table-cell>
          <table:table-cell table:style-name="ce3" table:formula="of:=([.B31])/((1+[.$F$5])^[.A31])" office:value-type="float" office:value="12393.7196467636" calcext:value-type="float">
            <text:p>$12,393.72 </text:p>
          </table:table-cell>
          <table:table-cell table:number-columns-repeated="1021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3" table:formula="of:=[.B31]*(1+[.$F$4])" office:value-type="float" office:value="74030.5481663786" calcext:value-type="float">
            <text:p>$74,030.55 </text:p>
          </table:table-cell>
          <table:table-cell table:style-name="ce3" table:formula="of:=([.B32])/((1+[.$F$5])^[.A32])" office:value-type="float" office:value="12159.8758798436" calcext:value-type="float">
            <text:p>$12,159.88 </text:p>
          </table:table-cell>
          <table:table-cell table:number-columns-repeated="1021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3" table:formula="of:=[.B32]*(1+[.$F$4])" office:value-type="float" office:value="76991.7700930337" calcext:value-type="float">
            <text:p>$76,991.77 </text:p>
          </table:table-cell>
          <table:table-cell table:style-name="ce3" table:formula="of:=([.B33])/((1+[.$F$5])^[.A33])" office:value-type="float" office:value="11930.4442594692" calcext:value-type="float">
            <text:p>$11,930.44 </text:p>
          </table:table-cell>
          <table:table-cell table:number-columns-repeated="1021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3" table:formula="of:=[.B33]*(1+[.$F$4])" office:value-type="float" office:value="80071.4408967551" calcext:value-type="float">
            <text:p>$80,071.44 </text:p>
          </table:table-cell>
          <table:table-cell table:style-name="ce3" table:formula="of:=([.B34])/((1+[.$F$5])^[.A34])" office:value-type="float" office:value="11705.3415375924" calcext:value-type="float">
            <text:p>$11,705.34 </text:p>
          </table:table-cell>
          <table:table-cell table:number-columns-repeated="1021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3" table:formula="of:=[.B34]*(1+[.$F$4])" office:value-type="float" office:value="83274.2985326253" calcext:value-type="float">
            <text:p>$83,274.30 </text:p>
          </table:table-cell>
          <table:table-cell table:style-name="ce3" table:formula="of:=([.B35])/((1+[.$F$5])^[.A35])" office:value-type="float" office:value="11484.4860368831" calcext:value-type="float">
            <text:p>$11,484.49 </text:p>
          </table:table-cell>
          <table:table-cell table:number-columns-repeated="1021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3" table:formula="of:=[.B35]*(1+[.$F$4])" office:value-type="float" office:value="86605.2704739303" calcext:value-type="float">
            <text:p>$86,605.27 </text:p>
          </table:table-cell>
          <table:table-cell table:style-name="ce3" table:formula="of:=([.B36])/((1+[.$F$5])^[.A36])" office:value-type="float" office:value="11267.7976210929" calcext:value-type="float">
            <text:p>$11,267.80 </text:p>
          </table:table-cell>
          <table:table-cell table:number-columns-repeated="1021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3" table:formula="of:=[.B36]*(1+[.$F$4])" office:value-type="float" office:value="90069.4812928875" calcext:value-type="float">
            <text:p>$90,069.48 </text:p>
          </table:table-cell>
          <table:table-cell table:style-name="ce3" table:formula="of:=([.B37])/((1+[.$F$5])^[.A37])" office:value-type="float" office:value="11055.1976659779" calcext:value-type="float">
            <text:p>$11,055.20 </text:p>
          </table:table-cell>
          <table:table-cell table:number-columns-repeated="1021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3" table:formula="of:=[.B37]*(1+[.$F$4])" office:value-type="float" office:value="93672.260544603" calcext:value-type="float">
            <text:p>$93,672.26 </text:p>
          </table:table-cell>
          <table:table-cell table:style-name="ce3" table:formula="of:=([.B38])/((1+[.$F$5])^[.A38])" office:value-type="float" office:value="10846.6090307708" calcext:value-type="float">
            <text:p>$10,846.61 </text:p>
          </table:table-cell>
          <table:table-cell table:number-columns-repeated="1021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3" table:formula="of:=[.B38]*(1+[.$F$4])" office:value-type="float" office:value="97419.1509663871" calcext:value-type="float">
            <text:p>$97,419.15 </text:p>
          </table:table-cell>
          <table:table-cell table:style-name="ce3" table:formula="of:=([.B39])/((1+[.$F$5])^[.A39])" office:value-type="float" office:value="10641.9560301902" calcext:value-type="float">
            <text:p>$10,641.96 </text:p>
          </table:table-cell>
          <table:table-cell table:number-columns-repeated="1021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3" table:formula="of:=[.B39]*(1+[.$F$4])" office:value-type="float" office:value="101315.917005043" calcext:value-type="float">
            <text:p>$101,315.92 </text:p>
          </table:table-cell>
          <table:table-cell table:style-name="ce3" table:formula="of:=([.B40])/((1+[.$F$5])^[.A40])" office:value-type="float" office:value="10441.164406979" calcext:value-type="float">
            <text:p>$10,441.16 </text:p>
          </table:table-cell>
          <table:table-cell table:number-columns-repeated="1021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3" table:formula="of:=[.B40]*(1+[.$F$4])" office:value-type="float" office:value="105368.553685244" calcext:value-type="float">
            <text:p>$105,368.55 </text:p>
          </table:table-cell>
          <table:table-cell table:style-name="ce3" table:formula="of:=([.B41])/((1+[.$F$5])^[.A41])" office:value-type="float" office:value="10244.1613049606" calcext:value-type="float">
            <text:p>$10,244.16 </text:p>
          </table:table-cell>
          <table:table-cell table:number-columns-repeated="1021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3" table:formula="of:=[.B41]*(1+[.$F$4])" office:value-type="float" office:value="109583.295832654" calcext:value-type="float">
            <text:p>$109,583.30 </text:p>
          </table:table-cell>
          <table:table-cell table:style-name="ce3" table:formula="of:=([.B42])/((1+[.$F$5])^[.A42])" office:value-type="float" office:value="10050.8752426028" calcext:value-type="float">
            <text:p>$10,050.88 </text:p>
          </table:table-cell>
          <table:table-cell table:number-columns-repeated="1021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3" table:formula="of:=[.B42]*(1+[.$F$4])" office:value-type="float" office:value="113966.62766596" calcext:value-type="float">
            <text:p>$113,966.63 </text:p>
          </table:table-cell>
          <table:table-cell table:style-name="ce3" table:formula="of:=([.B43])/((1+[.$F$5])^[.A43])" office:value-type="float" office:value="9861.23608708202" calcext:value-type="float">
            <text:p>$9,861.24 </text:p>
          </table:table-cell>
          <table:table-cell table:number-columns-repeated="1021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3" table:formula="of:=[.B43]*(1+[.$F$4])" office:value-type="float" office:value="118525.292772599" calcext:value-type="float">
            <text:p>$118,525.29 </text:p>
          </table:table-cell>
          <table:table-cell table:style-name="ce3" table:formula="of:=([.B44])/((1+[.$F$5])^[.A44])" office:value-type="float" office:value="9675.17502883519" calcext:value-type="float">
            <text:p>$9,675.18 </text:p>
          </table:table-cell>
          <table:table-cell table:number-columns-repeated="1021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3" table:formula="of:=[.B44]*(1+[.$F$4])" office:value-type="float" office:value="123266.304483503" calcext:value-type="float">
            <text:p>$123,266.30 </text:p>
          </table:table-cell>
          <table:table-cell table:style-name="ce3" table:formula="of:=([.B45])/((1+[.$F$5])^[.A45])" office:value-type="float" office:value="9492.62455659302" calcext:value-type="float">
            <text:p>$9,492.62 </text:p>
          </table:table-cell>
          <table:table-cell table:number-columns-repeated="1021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3" table:formula="of:=[.B45]*(1+[.$F$4])" office:value-type="float" office:value="128196.956662843" calcext:value-type="float">
            <text:p>$128,196.96 </text:p>
          </table:table-cell>
          <table:table-cell table:style-name="ce3" table:formula="of:=([.B46])/((1+[.$F$5])^[.A46])" office:value-type="float" office:value="9313.51843288372" calcext:value-type="float">
            <text:p>$9,313.52 </text:p>
          </table:table-cell>
          <table:table-cell table:number-columns-repeated="1021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3" table:formula="of:=[.B46]*(1+[.$F$4])" office:value-type="float" office:value="133324.834929357" calcext:value-type="float">
            <text:p>$133,324.83 </text:p>
          </table:table-cell>
          <table:table-cell table:style-name="ce3" table:formula="of:=([.B47])/((1+[.$F$5])^[.A47])" office:value-type="float" office:value="9137.79166999912" calcext:value-type="float">
            <text:p>$9,137.79 </text:p>
          </table:table-cell>
          <table:table-cell table:number-columns-repeated="1021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3" table:formula="of:=[.B47]*(1+[.$F$4])" office:value-type="float" office:value="138657.828326531" calcext:value-type="float">
            <text:p>$138,657.83 </text:p>
          </table:table-cell>
          <table:table-cell table:style-name="ce3" table:formula="of:=([.B48])/((1+[.$F$5])^[.A48])" office:value-type="float" office:value="8965.38050641423" calcext:value-type="float">
            <text:p>$8,965.38 </text:p>
          </table:table-cell>
          <table:table-cell table:number-columns-repeated="1021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3" table:formula="of:=[.B48]*(1+[.$F$4])" office:value-type="float" office:value="144204.141459592" calcext:value-type="float">
            <text:p>$144,204.14 </text:p>
          </table:table-cell>
          <table:table-cell table:style-name="ce3" table:formula="of:=([.B49])/((1+[.$F$5])^[.A49])" office:value-type="float" office:value="8796.2223836517" calcext:value-type="float">
            <text:p>$8,796.22 </text:p>
          </table:table-cell>
          <table:table-cell table:number-columns-repeated="1021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3" table:formula="of:=[.B49]*(1+[.$F$4])" office:value-type="float" office:value="149972.307117976" calcext:value-type="float">
            <text:p>$149,972.31 </text:p>
          </table:table-cell>
          <table:table-cell table:style-name="ce3" table:formula="of:=([.B50])/((1+[.$F$5])^[.A50])" office:value-type="float" office:value="8630.2559235828" calcext:value-type="float">
            <text:p>$8,630.26 </text:p>
          </table:table-cell>
          <table:table-cell table:number-columns-repeated="1021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3" table:formula="of:=[.B50]*(1+[.$F$4])" office:value-type="float" office:value="155971.199402695" calcext:value-type="float">
            <text:p>$155,971.20 </text:p>
          </table:table-cell>
          <table:table-cell table:style-name="ce3" table:formula="of:=([.B51])/((1+[.$F$5])^[.A51])" office:value-type="float" office:value="8467.42090615671" calcext:value-type="float">
            <text:p>$8,467.42 </text:p>
          </table:table-cell>
          <table:table-cell table:number-columns-repeated="1021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3" table:formula="of:=[.B51]*(1+[.$F$4])" office:value-type="float" office:value="162210.047378803" calcext:value-type="float">
            <text:p>$162,210.05 </text:p>
          </table:table-cell>
          <table:table-cell table:style-name="ce3" table:formula="of:=([.B52])/((1+[.$F$5])^[.A52])" office:value-type="float" office:value="8307.65824754998" calcext:value-type="float">
            <text:p>$8,307.66 </text:p>
          </table:table-cell>
          <table:table-cell table:number-columns-repeated="1021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3" table:formula="of:=[.B52]*(1+[.$F$4])" office:value-type="float" office:value="168698.449273955" calcext:value-type="float">
            <text:p>$168,698.45 </text:p>
          </table:table-cell>
          <table:table-cell table:style-name="ce3" table:formula="of:=([.B53])/((1+[.$F$5])^[.A53])" office:value-type="float" office:value="8150.90997872828" calcext:value-type="float">
            <text:p>$8,150.91 </text:p>
          </table:table-cell>
          <table:table-cell table:number-columns-repeated="1021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3" table:formula="of:=[.B53]*(1+[.$F$4])" office:value-type="float" office:value="175446.387244913" calcext:value-type="float">
            <text:p>$175,446.39 </text:p>
          </table:table-cell>
          <table:table-cell table:style-name="ce3" table:formula="of:=([.B54])/((1+[.$F$5])^[.A54])" office:value-type="float" office:value="7997.11922441265" calcext:value-type="float">
            <text:p>$7,997.12 </text:p>
          </table:table-cell>
          <table:table-cell table:number-columns-repeated="1021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3" table:formula="of:=[.B54]*(1+[.$F$4])" office:value-type="float" office:value="182464.242734709" calcext:value-type="float">
            <text:p>$182,464.24 </text:p>
          </table:table-cell>
          <table:table-cell table:style-name="ce3" table:formula="of:=([.B55])/((1+[.$F$5])^[.A55])" office:value-type="float" office:value="7846.2301824426" calcext:value-type="float">
            <text:p>$7,846.23 </text:p>
          </table:table-cell>
          <table:table-cell table:number-columns-repeated="1021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3" table:formula="of:=[.B55]*(1+[.$F$4])" office:value-type="float" office:value="189762.812444098" calcext:value-type="float">
            <text:p>$189,762.81 </text:p>
          </table:table-cell>
          <table:table-cell table:style-name="ce3" table:formula="of:=([.B56])/((1+[.$F$5])^[.A56])" office:value-type="float" office:value="7698.18810352859" calcext:value-type="float">
            <text:p>$7,698.19 </text:p>
          </table:table-cell>
          <table:table-cell table:number-columns-repeated="1021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3" table:formula="of:=[.B56]*(1+[.$F$4])" office:value-type="float" office:value="197353.324941862" calcext:value-type="float">
            <text:p>$197,353.32 </text:p>
          </table:table-cell>
          <table:table-cell table:style-name="ce3" table:formula="of:=([.B57])/((1+[.$F$5])^[.A57])" office:value-type="float" office:value="7552.93927138654" calcext:value-type="float">
            <text:p>$7,552.94 </text:p>
          </table:table-cell>
          <table:table-cell table:number-columns-repeated="1021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3" table:formula="of:=[.B57]*(1+[.$F$4])" office:value-type="float" office:value="205247.457939536" calcext:value-type="float">
            <text:p>$205,247.46 </text:p>
          </table:table-cell>
          <table:table-cell table:style-name="ce3" table:formula="of:=([.B58])/((1+[.$F$5])^[.A58])" office:value-type="float" office:value="7410.43098324717" calcext:value-type="float">
            <text:p>$7,410.43 </text:p>
          </table:table-cell>
          <table:table-cell table:number-columns-repeated="1021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3" table:formula="of:=[.B58]*(1+[.$F$4])" office:value-type="float" office:value="213457.356257118" calcext:value-type="float">
            <text:p>$213,457.36 </text:p>
          </table:table-cell>
          <table:table-cell table:style-name="ce3" table:formula="of:=([.B59])/((1+[.$F$5])^[.A59])" office:value-type="float" office:value="7270.61153073307" calcext:value-type="float">
            <text:p>$7,270.61 </text:p>
          </table:table-cell>
          <table:table-cell table:number-columns-repeated="1021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3" table:formula="of:=[.B59]*(1+[.$F$4])" office:value-type="float" office:value="221995.650507402" calcext:value-type="float">
            <text:p>$221,995.65 </text:p>
          </table:table-cell>
          <table:table-cell table:style-name="ce3" table:formula="of:=([.B60])/((1+[.$F$5])^[.A60])" office:value-type="float" office:value="7133.4301810966" calcext:value-type="float">
            <text:p>$7,133.43 </text:p>
          </table:table-cell>
          <table:table-cell table:number-columns-repeated="1021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3" table:formula="of:=[.B60]*(1+[.$F$4])" office:value-type="float" office:value="230875.476527698" calcext:value-type="float">
            <text:p>$230,875.48 </text:p>
          </table:table-cell>
          <table:table-cell table:style-name="ce3" table:formula="of:=([.B61])/((1+[.$F$5])^[.A61])" office:value-type="float" office:value="6998.83715881176" calcext:value-type="float">
            <text:p>$6,998.84 </text:p>
          </table:table-cell>
          <table:table-cell table:number-columns-repeated="1021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4" table:formula="of:=-1*FV([.F3];61;0;[.F2];0)" office:value-type="float" office:value="7658288.75306248" calcext:value-type="float">
            <text:p>$7,658,288.75 </text:p>
          </table:table-cell>
          <table:table-cell table:style-name="ce5" table:formula="of:=([.B62])/((1+[.$F$5])^[.A62])" office:value-type="float" office:value="219015.048448183" calcext:value-type="float">
            <text:p>$219,015.05 </text:p>
          </table:table-cell>
          <table:table-cell table:number-columns-repeated="1021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" svg:font-family="Helv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percentage-style style:name="N139">
      <number:number number:decimal-places="1" loext:min-decimal-places="1" number:min-integer-digits="1"/>
      <number:text>%</number:text>
    </number:percentage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number number:decimal-places="0" loext:min-decimal-places="0" number:min-integer-digits="1"/>
      <number:text> </number:text>
    </number:number-style>
    <number:number-style style:name="N134">
      <number:number number:decimal-places="2" loext:min-decimal-places="2" number:min-integer-digits="1"/>
      <number:text> </number:text>
    </number:number-style>
    <number:number-style style:name="N135P0" style:volatile="true">
      <number:text/>
    </number:number-style>
    <number:number-style style:name="N135P1" style:volatile="true">
      <number:text/>
    </number:number-style>
    <number:number-style style:name="N135P2" style:volatile="true">
      <number:text/>
    </number:number-style>
    <number:text-style style:name="N135">
      <number:text/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0P2" style:volatile="true">
      <loext:text> </loext:text>
      <loext:fill-character> </loext:fill-character>
      <number:text>0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1P2" style:volatile="true">
      <loext:text> $</loext:text>
      <loext:fill-character> </loext:fill-character>
      <number:text>0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42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42P2" style:volatile="true">
      <loext:text> </loext:text>
      <loext:fill-character> </loext:fill-character>
      <number:text>0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0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4P2" style:volatile="true">
      <loext:text> $</loext:text>
      <loext:fill-character> </loext:fill-character>
      <number:text>0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">
      <number:number number:decimal-places="6" loext:min-decimal-places="6" number:min-integer-digits="1"/>
    </number:number-style>
    <number:number-style style:name="N146">
      <number:number number:decimal-places="5" loext:min-decimal-places="5" number:min-integer-digits="1"/>
    </number:number-style>
    <number:number-style style:name="N147">
      <number:number number:decimal-places="4" loext:min-decimal-places="4" number:min-integer-digits="1"/>
    </number:number-style>
    <number:number-style style:name="N148">
      <number:number number:decimal-places="1" loext:min-decimal-places="1" number:min-integer-digits="1"/>
    </number:number-style>
    <number:number-style style:name="N149">
      <number:text>$</number:text>
      <number:number number:decimal-places="0" loext:min-decimal-places="0" number:min-integer-digits="1" number:grouping="true"/>
    </number:number-style>
    <number:number-style style:name="N150P0" style:volatile="true">
      <number:text>$</number:text>
      <number:number number:decimal-places="1" loext:min-decimal-places="1" number:min-integer-digits="1" number:grouping="true"/>
      <number:text> </number:text>
    </number:number-style>
    <number:number-style style:name="N150">
      <number:text>($</number:text>
      <number:number number:decimal-places="1" loext:min-decimal-places="1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$</number:text>
      <number:number number:decimal-places="3" loext:min-decimal-places="3" number:min-integer-digits="1" number:grouping="true"/>
      <number:text> </number:text>
    </number:number-style>
    <number:number-style style:name="N151">
      <number:text>($</number:text>
      <number:number number:decimal-places="3" loext:min-decimal-places="3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number number:decimal-places="1" loext:min-decimal-places="1" number:min-integer-digits="1" number:grouping="true"/>
      <number:text> </number:text>
    </number:number-style>
    <number:number-style style:name="N152">
      <number:text>(</number:text>
      <number:number number:decimal-places="1" loext:min-decimal-places="1" number:min-integer-digits="1" number:grouping="true"/>
      <number:text>)</number:text>
      <style:map style:condition="value()&gt;=0" style:apply-style-name="N152P0"/>
    </number:number-style>
    <number:percentage-style style:name="N153">
      <number:number number:decimal-places="3" loext:min-decimal-places="3" number:min-integer-digits="1"/>
      <number:text>%</number:text>
    </number:percentage-style>
    <number:number-style style:name="N154">
      <number:number number:decimal-places="0" loext:min-decimal-places="0" number:min-integer-digits="0" number:display-factor="1000"/>
    </number:number-style>
    <number:number-style style:name="N155">
      <number:number number:decimal-places="1" loext:min-decimal-places="1" number:min-integer-digits="1"/>
      <number:text> </number:text>
    </number:number-style>
    <number:number-style style:name="N156">
      <number:number number:decimal-places="1" loext:min-decimal-places="1" number:min-integer-digits="1" number:grouping="true" number:display-factor="1000"/>
    </number:number-style>
    <number:percentage-style style:name="N157P0" style:volatile="true">
      <number:number number:decimal-places="1" loext:min-decimal-places="1" number:min-integer-digits="1"/>
      <number:text>% </number:text>
    </number:percentage-style>
    <number:percentage-style style:name="N157">
      <style:text-properties fo:color="#ff0000"/>
      <number:text>(</number:text>
      <number:number number:decimal-places="1" loext:min-decimal-places="1" number:min-integer-digits="1"/>
      <number:text>%)</number:text>
      <style:map style:condition="value()&gt;=0" style:apply-style-name="N157P0"/>
    </number:percentage-style>
    <number:number-style style:name="N158">
      <number:text>$</number:text>
      <number:number number:decimal-places="1" loext:min-decimal-places="1" number:min-integer-digits="1" number:grouping="true"/>
    </number:number-style>
    <number:number-style style:name="N159">
      <number:text>$</number:text>
      <number:number number:decimal-places="2" loext:min-decimal-places="2" number:min-integer-digits="1" number:grouping="true"/>
    </number:number-style>
    <number:percentage-style style:name="N160P0" style:volatile="true">
      <number:number number:decimal-places="0" loext:min-decimal-places="0" number:min-integer-digits="1"/>
      <number:text>%</number:text>
    </number:percentage-style>
    <number:percentage-style style:name="N160">
      <number:text>(</number:text>
      <number:number number:decimal-places="0" loext:min-decimal-places="0" number:min-integer-digits="1"/>
      <number:text>%)</number:text>
      <style:map style:condition="value()&gt;=0" style:apply-style-name="N160P0"/>
    </number:percentage-style>
    <number:number-style style:name="N161P0" style:volatile="true">
      <number:number number:decimal-places="1" loext:min-decimal-places="1" number:min-integer-digits="1" number:grouping="true"/>
      <number:text> </number:text>
    </number:number-style>
    <number:number-style style:name="N161">
      <style:text-properties fo:color="#ff0000"/>
      <number:text>(</number:text>
      <number:number number:decimal-places="1" loext:min-decimal-places="1" number:min-integer-digits="1" number:grouping="true"/>
      <number:text>)</number:text>
      <style:map style:condition="value()&gt;=0" style:apply-style-name="N161P0"/>
    </number:number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">
      <number:number number:decimal-places="1" loext:min-decimal-places="1" number:min-integer-digits="1" number:grouping="true"/>
    </number:number-style>
    <number:date-style style:name="N16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number-style style:name="N165P0" style:volatile="true">
      <number:number number:decimal-places="0" loext:min-decimal-places="0" number:min-integer-digits="1" number:grouping="true"/>
    </number:number-style>
    <number:number-style style:name="N165">
      <style:text-properties fo:color="#ff0000"/>
      <number:number number:decimal-places="0" loext:min-decimal-places="0" number:min-integer-digits="1" number:grouping="true"/>
      <style:map style:condition="value()&gt;=0" style:apply-style-name="N165P0"/>
    </number:number-style>
    <number:number-style style:name="N166">
      <number:number number:decimal-places="3" loext:min-decimal-places="3" number:min-integer-digits="1"/>
      <number:text> </number:text>
    </number:number-style>
    <number:number-style style:name="N167P0" style:volatile="true">
      <number:text>$</number:text>
      <number:number number:decimal-places="0" loext:min-decimal-places="0" number:min-integer-digits="1" number:grouping="true"/>
    </number:number-style>
    <number:number-style style:name="N167">
      <style:text-properties fo:color="#ff0000"/>
      <number:text>$</number:text>
      <number:number number:decimal-places="0" loext:min-decimal-places="0" number:min-integer-digits="1" number:grouping="true"/>
      <style:map style:condition="value()&gt;=0" style:apply-style-name="N167P0"/>
    </number:number-style>
    <number:number-style style:name="N168P0" style:volatile="true">
      <number:text>$</number:text>
      <number:number number:decimal-places="1" loext:min-decimal-places="1" number:min-integer-digits="1" number:grouping="true"/>
    </number:number-style>
    <number:number-style style:name="N168">
      <style:text-properties fo:color="#ff0000"/>
      <number:text>$</number:text>
      <number:number number:decimal-places="1" loext:min-decimal-places="1" number:min-integer-digits="1" number:grouping="true"/>
      <style:map style:condition="value()&gt;=0" style:apply-style-name="N168P0"/>
    </number:number-style>
    <number:number-style style:name="N169">
      <number:number number:decimal-places="4" loext:min-decimal-places="4" number:min-integer-digits="1" number:grouping="true"/>
    </number:number-style>
    <number:number-style style:name="N170P0" style:volatile="true">
      <number:number number:decimal-places="0" loext:min-decimal-places="0" number:min-integer-digits="1"/>
      <number:text> </number:text>
    </number:number-style>
    <number:number-style style:name="N170">
      <number:text>(</number:text>
      <number:number number:decimal-places="0" loext:min-decimal-places="0" number:min-integer-digits="1"/>
      <number:text>)</number:text>
      <style:map style:condition="value()&gt;=0" style:apply-style-name="N170P0"/>
    </number:number-style>
    <number:percentage-style style:name="N171P0" style:volatile="true">
      <number:number number:decimal-places="3" loext:min-decimal-places="3" number:min-integer-digits="1"/>
      <number:text>% </number:text>
    </number:percentage-style>
    <number:percentage-style style:name="N171">
      <style:text-properties fo:color="#ff0000"/>
      <number:text>(</number:text>
      <number:number number:decimal-places="3" loext:min-decimal-places="3" number:min-integer-digits="1"/>
      <number:text>%)</number:text>
      <style:map style:condition="value()&gt;=0" style:apply-style-name="N171P0"/>
    </number:percentage-style>
    <number:number-style style:name="N172P0" style:volatile="true">
      <number:number number:decimal-places="0" loext:min-decimal-places="0" number:min-integer-digits="0" number:display-factor="1000"/>
    </number:number-style>
    <number:number-style style:name="N172">
      <number:text>(</number:text>
      <number:number number:decimal-places="0" loext:min-decimal-places="0" number:min-integer-digits="0" number:display-factor="1000"/>
      <number:text>)</number:text>
      <style:map style:condition="value()&gt;=0" style:apply-style-name="N172P0"/>
    </number:number-style>
    <number:number-style style:name="N173P0" style:volatile="true">
      <number:number number:decimal-places="4" loext:min-decimal-places="4" number:min-integer-digits="1" number:grouping="true"/>
      <number:text> </number:text>
    </number:number-style>
    <number:number-style style:name="N173">
      <number:text>(</number:text>
      <number:number number:decimal-places="4" loext:min-decimal-places="4" number:min-integer-digits="1" number:grouping="true"/>
      <number:text>)</number:text>
      <style:map style:condition="value()&gt;=0" style:apply-style-name="N173P0"/>
    </number:number-style>
    <number:currency-style style:name="N174P0" style:volatile="true">
      <number:text> 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74P1" style:volatile="true">
      <number:text> </number:text>
      <number:currency-symbol number:language="en" number:country="US">$</number:currency-symbol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74P2" style:volatile="true">
      <number:text> </number:text>
      <number:currency-symbol number:language="en" number:country="US">$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Bold" style:family="table-cell" style:parent-style-name="Default" style:data-style-name="N3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" fo:font-family="Helv" fo:font-size="10pt" fo:font-style="normal" fo:text-shadow="none" style:text-underline-style="none" fo:font-weight="bold" style:font-size-asian="10pt" style:font-style-asian="normal" style:font-weight-asian="bold" style:font-name-complex="Helv" style:font-family-complex="Helv" style:font-size-complex="10pt" style:font-style-complex="normal" style:font-weight-complex="bold"/>
    </style:style>
    <style:style style:name="Comma_20_2" style:display-name="Comma 2" style:family="table-cell" style:parent-style-name="Default" style:data-style-name="N127">
      <style:table-cell-properties fo:padding="0.028in"/>
    </style:style>
    <style:style style:name="Comma1" style:family="table-cell" style:parent-style-name="Default" style:data-style-name="N3">
      <style:table-cell-properties fo:padding="0.028in"/>
    </style:style>
    <style:style style:name="Currency_20_2" style:display-name="Currency 2" style:family="table-cell" style:parent-style-name="Default" style:data-style-name="N128">
      <style:table-cell-properties fo:padding="0.028in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ercent_20_2" style:display-name="Percent 2" style:family="table-cell" style:parent-style-name="Default" style:data-style-name="N10">
      <style:table-cell-properties fo:padding="0.028in"/>
    </style:style>
    <style:style style:name="Percent1" style:family="table-cell" style:parent-style-name="Default" style:data-style-name="N139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" fo:font-family="Helv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size-complex="10pt" style:font-style-complex="normal" style:font-weight-complex="normal"/>
    </style:style>
    <style:style style:name="Shade" style:family="table-cell" style:parent-style-name="Default">
      <style:table-cell-properties fo:background-color="#c0c0c0" fo:padding="0.028in"/>
    </style:style>
    <style:style style:name="Style_20_1" style:display-name="Style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h2" style:display-name="PageStyle_Ch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cDonald, Michael</meta:initial-creator>
    <meta:creation-date>2018-03-13T14:59:50</meta:creation-date>
    <dc:date>2021-10-28T21:54:10.618147898</dc:date>
    <meta:editing-duration>PT37S</meta:editing-duration>
    <meta:editing-cycles>1</meta:editing-cycles>
    <meta:document-statistic meta:table-count="1" meta:cell-count="272" meta:object-count="0"/>
    <meta:generator>LibreOffice/6.4.7.2$Linux_X86_64 LibreOffice_project/40$Build-2</meta:generator>
  </office:meta>
</office:document-meta>
</file>